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proxima-nova" svg:font-family="proxima-nova, sans-serif"/>
  </office:font-face-decls>
  <office:automatic-styles>
    <style:style style:name="P1" style:family="paragraph" style:parent-style-name="Heading_20_4">
      <style:text-properties officeooo:paragraph-rsid="0005173d"/>
    </style:style>
    <style:style style:name="P2" style:family="paragraph" style:parent-style-name="Text_20_body">
      <style:text-properties officeooo:rsid="0005173d" officeooo:paragraph-rsid="0005173d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Liberation Sans" fo:font-size="11pt" officeooo:paragraph-rsid="0005173d" style:font-size-asian="11pt" style:font-size-complex="11pt"/>
    </style:style>
    <style:style style:name="P5" style:family="paragraph" style:parent-style-name="Text_20_body">
      <style:text-properties style:font-name="Liberation Sans" fo:font-size="11pt" officeooo:rsid="0005173d" officeooo:paragraph-rsid="0005173d" style:font-size-asian="11pt" style:font-size-complex="11pt"/>
    </style:style>
    <style:style style:name="P6" style:family="paragraph" style:parent-style-name="Text_20_body">
      <style:text-properties style:font-name="Liberation Sans" fo:font-size="11pt" officeooo:rsid="00060862" officeooo:paragraph-rsid="00060862" style:font-size-asian="11pt" style:font-size-complex="11pt"/>
    </style:style>
    <style:style style:name="T1" style:family="text">
      <style:text-properties officeooo:rsid="0005173d"/>
    </style:style>
    <style:style style:name="T2" style:family="text">
      <style:text-properties fo:font-variant="normal" fo:text-transform="none" fo:color="#444444" loext:opacity="100%" style:font-name="proxima-nova" fo:font-size="11.1000003814697pt" fo:letter-spacing="normal" fo:font-style="normal" fo:font-weight="bold"/>
    </style:style>
    <style:style style:name="T3" style:family="text">
      <style:text-properties fo:font-variant="normal" fo:text-transform="none" fo:color="#444444" loext:opacity="100%" style:font-name="proxima-nova" fo:font-size="11.1000003814697pt" fo:letter-spacing="normal" fo:font-style="normal" fo:font-weight="normal"/>
    </style:style>
    <style:style style:name="T4" style:family="text">
      <style:text-properties fo:font-variant="normal" fo:text-transform="none" fo:color="#444444" loext:opacity="100%" fo:font-size="11.1000003814697pt" fo:letter-spacing="normal" fo:font-style="normal" fo:font-weight="bold"/>
    </style:style>
    <style:style style:name="T5" style:family="text">
      <style:text-properties fo:font-variant="normal" fo:text-transform="none" fo:color="#444444" loext:opacity="100%" fo:font-size="11.1000003814697pt" fo:letter-spacing="normal" fo:font-style="normal" fo:font-weight="normal"/>
    </style:style>
    <style:style style:name="T6" style:family="text">
      <style:text-properties fo:font-variant="normal" fo:text-transform="none" fo:color="#444444" loext:opacity="100%" style:font-name="Liberation Mono" fo:font-size="11.1000003814697pt" fo:letter-spacing="normal" fo:font-style="normal" fo:font-weight="bold"/>
    </style:style>
    <style:style style:name="T7" style:family="text">
      <style:text-properties fo:font-variant="normal" fo:text-transform="none" fo:color="#444444" loext:opacity="100%" style:font-name="Liberation Mono" fo:font-size="11.1000003814697pt" fo:letter-spacing="normal" fo:font-style="normal" fo:font-weight="normal"/>
    </style:style>
    <style:style style:name="T8" style:family="text">
      <style:text-properties fo:font-variant="normal" fo:text-transform="none" fo:color="#444444" loext:opacity="100%" style:font-name="Liberation Sans" fo:font-size="11.1000003814697pt" fo:letter-spacing="normal" fo:font-style="normal" fo:font-weight="bold"/>
    </style:style>
    <style:style style:name="T9" style:family="text">
      <style:text-properties fo:font-variant="normal" fo:text-transform="none" fo:color="#444444" loext:opacity="100%" style:font-name="Liberation Sans" fo:font-size="11.1000003814697pt" fo:letter-spacing="normal" fo:font-style="normal" fo:font-weight="normal"/>
    </style:style>
    <style:style style:name="T10" style:family="text">
      <style:text-properties fo:font-variant="normal" fo:text-transform="none" fo:color="#444444" loext:opacity="100%" style:font-name="Liberation Sans" fo:letter-spacing="normal" fo:font-style="normal" fo:font-weight="bold"/>
    </style:style>
    <style:style style:name="T11" style:family="text">
      <style:text-properties fo:font-variant="normal" fo:text-transform="none" fo:color="#444444" loext:opacity="100%" style:font-name="Liberation Sans" fo:letter-spacing="normal" fo:font-style="normal" fo:font-weight="normal"/>
    </style:style>
    <style:style style:name="T12" style:family="text">
      <style:text-properties fo:font-variant="normal" fo:text-transform="none" fo:color="#444444" loext:opacity="100%" style:font-name="Liberation Sans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444444" loext:opacity="100%" style:font-name="Liberation Sans" fo:font-size="11pt" fo:letter-spacing="normal" fo:font-style="normal" fo:font-weight="normal" style:font-size-asian="11pt" style:font-size-complex="11pt"/>
    </style:style>
    <style:style style:name="T14" style:family="text">
      <style:text-properties style:font-name="Liberation Sans" fo:font-size="11pt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06f8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4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eg’s Frontend Project Write Up</text:p>
      <text:h text:style-name="Heading_20_4" text:outline-level="4">Basic Requirements<text:span text:style-name="T15"/></text:h>
      <text:list text:style-name="L1">
        <text:list-item>
          <text:p text:style-name="P3"><text:span text:style-name="Strong_20_Emphasis"><text:span text:style-name="T12">PROPOSAL</text:span></text:span><text:span text:style-name="T13">: Approval of proposed project.</text:span></text:p>
        </text:list-item>
        <text:list-item>
          <text:p text:style-name="P3"><text:span text:style-name="Strong_20_Emphasis"><text:span text:style-name="T12">INTERACTION</text:span></text:span><text:span text:style-name="T13">: Must have at least one event listener.</text:span></text:p>
        </text:list-item>
        <text:list-item>
          <text:p text:style-name="P3"><text:span text:style-name="Strong_20_Emphasis"><text:span text:style-name="T12">AJAX</text:span></text:span><text:span text:style-name="T13">: Must have at least one AJAX call to an API.</text:span></text:p>
        </text:list-item>
        <text:list-item>
          <text:p text:style-name="P3"><text:span text:style-name="Strong_20_Emphasis"><text:span text:style-name="T12">DOM</text:span></text:span><text:span text:style-name="T13">: Must manipulate the DOM based on a user’s interaction with your app</text:span></text:p>
        </text:list-item>
        <text:list-item>
          <text:p text:style-name="P3"><text:span text:style-name="Strong_20_Emphasis"><text:span text:style-name="T12">POLISH</text:span></text:span><text:span text:style-name="T13">: Your application should look clean and finished</text:span></text:p>
        </text:list-item>
        <text:list-item>
          <text:p text:style-name="P3"><text:span text:style-name="Strong_20_Emphasis"><text:span text:style-name="T12">DEPLOY</text:span></text:span><text:span text:style-name="T13">: Deploy to Github Pages or Surge</text:span></text:p>
        </text:list-item>
      </text:list>
      <text:p text:style-name="Text_20_body"/>
      <text:h text:style-name="P1" text:outline-level="4">My project met these requirements by:</text:h>
      <text:p text:style-name="P4"><text:span text:style-name="T1">P: Submitting a proposal and </text:span><text:span text:style-name="T16">getting</text:span><text:span text:style-name="T1"> approved.</text:span></text:p>
      <text:p text:style-name="P5">I: Having one event listener be used to execute a variety of commands.</text:p>
      <text:p text:style-name="P5">A: Three fetch requests for three different APIs.</text:p>
      <text:p text:style-name="P5">D: Commands toggling classes, changing styles, and producing content into elements via API calls.</text:p>
      <text:p text:style-name="P5">P: Code formatting, refactoring, and UX improvements via interactions.</text:p>
      <text:p text:style-name="P5">D: Deployed via Github Pages</text:p>
      <text:p text:style-name="P2"/>
      <text:h text:style-name="Heading_20_4" text:outline-level="4">Appropriate Code:</text:h>
      <text:p text:style-name="P5">Moved chunks of code that provided single functionality to own function space with names that easily describe what is done within the code blocks.</text:p>
      <text:p text:style-name="P5">Formatted with prettier based on 4 spaces of white space for additional clarity.</text:p>
      <text:p text:style-name="P5">Comments to briefly describe different categories of code. Code is simple and described well-enough that ‘why’ isn’t an issue that needs explanation.</text:p>
      <text:p text:style-name="P5">Global variables only exist if referenced in at least two different areas of scoped code.</text:p>
      <text:p text:style-name="P2"/>
      <text:h text:style-name="Heading_20_4" text:outline-level="4">Workflow</text:h>
      <text:p text:style-name="P2"><text:span text:style-name="T14">Code available in repo: </text:span><text:a xlink:type="simple" xlink:href="https://github.com/selfdivision/fe-project" text:style-name="Internet_20_link" text:visited-style-name="Visited_20_Internet_20_Link"><text:span text:style-name="T14">https://github.com/selfdivision/fe-project</text:span></text:a></text:p>
      <text:p text:style-name="P5">&lt; 50 commits. 15~ duplicate commits due to attempting to use rebase to fix a typo in a commit…</text:p>
      <text:p text:style-name="P6">No AI was used to produce code. It was good at pointing in the general direction if I had a ques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proxima-nova" svg:font-family="proxima-nov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6:51:57.854504087</meta:creation-date>
    <dc:date>2023-09-29T05:42:13.003426515</dc:date>
    <meta:editing-duration>PT12H50M15S</meta:editing-duration>
    <meta:editing-cycles>3</meta:editing-cycles>
    <meta:generator>LibreOffice/7.5.3.2$MacOSX_AARCH64 LibreOffice_project/9f56dff12ba03b9acd7730a5a481eea045e468f3</meta:generator>
    <meta:document-statistic meta:table-count="0" meta:image-count="0" meta:object-count="0" meta:page-count="1" meta:paragraph-count="24" meta:word-count="249" meta:character-count="1508" meta:non-whitespace-character-count="1289"/>
  </office:meta>
</office:document-meta>
</file>